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5a" officeooo:paragraph-rsid="0012b75a"/>
    </style:style>
    <style:style style:name="P2" style:family="paragraph" style:parent-style-name="Standard">
      <style:text-properties style:font-name="Arial" officeooo:rsid="001478f7" officeooo:paragraph-rsid="001478f7"/>
    </style:style>
    <style:style style:name="P3" style:family="paragraph" style:parent-style-name="Standard">
      <style:text-properties fo:color="#21409a" style:font-name="Arial" officeooo:rsid="0012b75a" officeooo:paragraph-rsid="0012b75a"/>
    </style:style>
    <style:style style:name="P4" style:family="paragraph" style:parent-style-name="Standard">
      <style:text-properties fo:color="#009353" style:font-name="Arial" officeooo:rsid="001478f7" officeooo:paragraph-rsid="001478f7"/>
    </style:style>
    <style:style style:name="P5" style:family="paragraph" style:parent-style-name="Standard">
      <style:text-properties style:font-name="Arial" officeooo:rsid="001478f7" officeooo:paragraph-rsid="001478f7"/>
    </style:style>
    <style:style style:name="P6" style:family="paragraph" style:parent-style-name="Standard">
      <style:text-properties style:font-name="Arial" officeooo:rsid="001665fe" officeooo:paragraph-rsid="001665fe"/>
    </style:style>
    <style:style style:name="P7" style:family="paragraph" style:parent-style-name="Standard">
      <style:text-properties fo:color="#a3238e" style:font-name="Arial" officeooo:rsid="001665fe" officeooo:paragraph-rsid="001665fe"/>
    </style:style>
    <style:style style:name="P8" style:family="paragraph" style:parent-style-name="Standard">
      <style:text-properties fo:color="#a3238e" style:font-name="Arial" officeooo:rsid="00192bfa" officeooo:paragraph-rsid="00192bfa"/>
    </style:style>
    <style:style style:name="P9" style:family="paragraph" style:parent-style-name="Standard">
      <style:paragraph-properties fo:text-align="start" style:justify-single-word="false"/>
      <style:text-properties fo:color="#a3238e" style:font-name="Arial" officeooo:rsid="001b1b07" officeooo:paragraph-rsid="001b1b07"/>
    </style:style>
    <style:style style:name="P10" style:family="paragraph" style:parent-style-name="Standard">
      <style:text-properties fo:color="#000000" style:font-name="Arial" officeooo:rsid="001665fe" officeooo:paragraph-rsid="001665fe"/>
    </style:style>
    <style:style style:name="P11" style:family="paragraph" style:parent-style-name="Standard">
      <style:text-properties fo:color="#000000" style:font-name="Arial" officeooo:rsid="00192bfa" officeooo:paragraph-rsid="00192bfa"/>
    </style:style>
    <style:style style:name="P12" style:family="paragraph" style:parent-style-name="Standard">
      <style:text-properties fo:color="#000000" style:font-name="Arial" officeooo:rsid="00193d63" officeooo:paragraph-rsid="00193d63"/>
    </style:style>
    <style:style style:name="P13" style:family="paragraph" style:parent-style-name="Standard">
      <style:text-properties fo:color="#000000" style:font-name="Arial" officeooo:rsid="001b1b07" officeooo:paragraph-rsid="001b1b07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officeooo:rsid="001b1b07" officeooo:paragraph-rsid="001b1b07"/>
    </style:style>
    <style:style style:name="P15" style:family="paragraph" style:parent-style-name="Standard">
      <style:text-properties fo:color="#000000" style:font-name="Arial" fo:font-size="14pt" fo:font-weight="normal" officeooo:rsid="001db8e4" officeooo:paragraph-rsid="001db8e4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style:font-name="Arial" fo:font-size="12pt" officeooo:rsid="001b1b07" officeooo:paragraph-rsid="001b1b07" style:font-size-asian="12pt" style:font-size-complex="12pt"/>
    </style:style>
    <style:style style:name="P17" style:family="paragraph" style:parent-style-name="Standard">
      <style:text-properties fo:color="#000000" style:font-name="Arial" fo:font-size="12pt" fo:font-weight="normal" officeooo:rsid="001fa87e" officeooo:paragraph-rsid="001fa87e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Arial" officeooo:rsid="001c1ae4" officeooo:paragraph-rsid="001c1ae4"/>
    </style:style>
    <style:style style:name="P19" style:family="paragraph" style:parent-style-name="Standard">
      <style:text-properties fo:color="#000000" style:font-name="Arial" fo:font-style="italic" officeooo:rsid="001c1ae4" officeooo:paragraph-rsid="001c1ae4" style:font-style-asian="italic" style:font-style-complex="italic"/>
    </style:style>
    <style:style style:name="P20" style:family="paragraph" style:parent-style-name="Standard">
      <style:text-properties fo:color="#ce181e" style:font-name="Arial" fo:font-size="14pt" officeooo:rsid="001b1b07" officeooo:paragraph-rsid="001b1b07" style:font-size-asian="14pt" style:font-size-complex="14pt"/>
    </style:style>
    <style:style style:name="P21" style:family="paragraph" style:parent-style-name="Standard">
      <style:text-properties fo:color="#ce181e" style:font-name="Arial" fo:font-size="14pt" fo:font-weight="normal" officeooo:rsid="001c1ae4" officeooo:paragraph-rsid="001c1ae4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ce181e" style:font-name="Arial" fo:font-size="14pt" fo:font-weight="normal" officeooo:rsid="001db8e4" officeooo:paragraph-rsid="001db8e4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ce181e" style:font-name="Arial" fo:font-size="14pt" fo:font-weight="normal" officeooo:rsid="001f85fb" officeooo:paragraph-rsid="001f85fb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ed1c24" style:font-name="Arial" fo:font-size="14pt" fo:font-weight="normal" officeooo:rsid="001db8e4" officeooo:paragraph-rsid="001db8e4" style:font-size-asian="14pt" style:font-weight-asian="normal" style:font-size-complex="14pt" style:font-weight-complex="normal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color="#ed1c24" fo:font-size="14pt" fo:font-weight="bold" fo:background-color="#fff200" loext:char-shading-value="0" style:font-size-asian="14pt" style:font-weight-asian="bold" style:font-size-complex="14pt" style:font-weight-complex="bold"/>
    </style:style>
    <style:style style:name="T3" style:family="text">
      <style:text-properties officeooo:rsid="001478f7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9353"/>
    </style:style>
    <style:style style:name="T6" style:family="text">
      <style:text-properties officeooo:rsid="00192bfa"/>
    </style:style>
    <style:style style:name="T7" style:family="text">
      <style:text-properties officeooo:rsid="00193d63"/>
    </style:style>
    <style:style style:name="T8" style:family="text">
      <style:text-properties officeooo:rsid="001ac211"/>
    </style:style>
    <style:style style:name="T9" style:family="text">
      <style:text-properties fo:background-color="#fff200" loext:char-shading-value="0"/>
    </style:style>
    <style:style style:name="T10" style:family="text">
      <style:text-properties fo:color="#ce181e"/>
    </style:style>
    <style:style style:name="T11" style:family="text">
      <style:text-properties fo:color="#ce181e" fo:font-weight="bold" fo:background-color="#fff200" loext:char-shading-value="0" style:font-weight-asian="bold" style:font-weight-complex="bold"/>
    </style:style>
    <style:style style:name="T12" style:family="text">
      <style:text-properties fo:color="#ce181e" officeooo:rsid="001ddd7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c1ae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db8e4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ddd7c" style:font-size-asian="12pt" style:font-size-complex="12pt"/>
    </style:style>
    <style:style style:name="T19" style:family="text">
      <style:text-properties officeooo:rsid="001ddd7c"/>
    </style:style>
    <style:style style:name="T20" style:family="text">
      <style:text-properties officeooo:rsid="001fa87e"/>
    </style:style>
    <style:style style:name="gr1" style:family="graphic">
      <style:graphic-properties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45cm" fo:min-width="0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87cm" fo:min-width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39cm" fo:min-width="0.6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image et le décor romans </text:p>
      <text:p text:style-name="P1"/>
      <text:p text:style-name="P3">3) La sculpture monumental</text:p>
      <text:p text:style-name="P1"/>
      <text:p text:style-name="P1">vers l’an Mil </text:p>
      <text:p text:style-name="P1"/>
      <text:p text:style-name="P1">L’art roman : sur chapiteau qui sont les premier et principaux supports de l’art roman ? </text:p>
      <text:p text:style-name="P1">→ les épannelages : tailleur de pierre dégage une masse :</text:p>
      <text:p text:style-name="P1">→ <text:s/><text:span text:style-name="T1">épannelages corinthien(épannelage tronconique)</text:span> : corbeille souligné d’une astragale </text:p>
      <text:p text:style-name="P1">dé-médian </text:p>
      <text:p text:style-name="P1">→<text:span text:style-name="T1"> épannelage cubique</text:span> (beaucoup dans le domaine germanique) : sculpte en méplat, en faible relief sur les trois surface du chapiteau. Face plane orné de bas-relief. </text:p>
      <text:p text:style-name="P1">→<text:span text:style-name="T1"> épannelage cubi-conique </text:span>(dans Europe au XIe) </text:p>
      <text:p text:style-name="P1"/>
      <text:p text:style-name="P1">Le chapiteau st une pièce indispensale </text:p>
      <text:p text:style-name="P1"/>
      <text:p text:style-name="P1">→<text:span text:style-name="T3"> épannelage en pyramide renversé (rare) : face plane</text:span></text:p>
      <text:p text:style-name="P1">→<text:span text:style-name="T3"> chapiteau en pilastre </text:span></text:p>
      <text:p text:style-name="P1"/>
      <text:p text:style-name="P2">Le décor végétal et géométrique : l’héritage antique et ses dérivés :<text:span text:style-name="T4"> </text:span><text:span text:style-name="T2">forme corinthisante</text:span></text:p>
      <text:p text:style-name="P4">crypte de Saint Bénigne de Dijon </text:p>
      <text:p text:style-name="P2">(mette photo tel) </text:p>
      <text:p text:style-name="P2"/>
      <text:p text:style-name="P2">Feuilles d’acanthe, volutes … </text:p>
      <text:p text:style-name="P2"/>
      <text:p text:style-name="P2">Exemple chapiteau corinthien antique : Umbertus :<text:span text:style-name="T5"> Tour-porche de Saint-Benoit-sur Loire vers 1040 + Notre-Dame de Saintes vers 1050</text:span> = motif végétal aussi polychrome avec peinture représentant des végétaux.</text:p>
      <text:p text:style-name="P2"><text:span text:style-name="T5">Saint-Sernin de Toulouse</text:span> : palmette avec tiges vertical </text:p>
      <text:p text:style-name="P2"/>
      <text:p text:style-name="P6">(DEMANDER COUR) </text:p>
      <text:p text:style-name="P6"/>
      <text:p text:style-name="P7">Chapiteau à figure : mais aussi animal </text:p>
      <text:p text:style-name="P7"/>
      <text:p text:style-name="P10">Animaux associé </text:p>
      <text:p text:style-name="P10">→ Sainte Radegonde de Poitiers </text:p>
      <text:p text:style-name="P10">→ Saint-Junien (87) </text:p>
      <text:p text:style-name="P10">→<text:span text:style-name="T6"> Mozac XIIe : nudité antique : centaure </text:span></text:p>
      <text:p text:style-name="P10">→<text:span text:style-name="T6"> Moirax </text:span></text:p>
      <text:p text:style-name="P10">→<text:span text:style-name="T6"> Chauvigny  </text:span></text:p>
      <text:p text:style-name="P10"/>
      <text:p text:style-name="P11">Acculumation, enchevétrement : Saint-Eutrope de Saintes </text:p>
      <text:p text:style-name="P11"/>
      <text:p text:style-name="P8">Des « images » à la narration : les chapiteaux historiés : </text:p>
      <text:p text:style-name="P11">→ chapiteau de saint Martin : mort sanctifié : porté vers les cieux par des anges </text:p>
      <text:p text:style-name="P11">→ Fuite en Egypte </text:p>
      <text:p text:style-name="P11">Tour Porche de Saint Benoit sur Loire </text:p>
      <text:p text:style-name="P11">- <text:span text:style-name="T7">Daniel dans la Fosse uax Lions : + Abacuque : Chapiteau de sainte-Radegonde de Poitiers 1050, de Saint Eutrope de Sainte 1100</text:span></text:p>
      <text:p text:style-name="P12">= le sculpteur utilise le chapiteau en déployant sa scène sur le chapiteau. </text:p>
      <text:p text:style-name="P12"><text:soft-page-break/>→ Autun </text:p>
      <text:p text:style-name="P12">chute d’Adam et Eve </text:p>
      <text:p text:style-name="P12">→ Clemront frrand Notre dame du port Adam et Eve </text:p>
      <text:p text:style-name="P12">→ Vézlay, la madeleine, Adam et Eve </text:p>
      <text:p text:style-name="P12">→ Fromistà, esagne Adam et Eve </text:p>
      <text:p text:style-name="P12">→ La Sauve Majeur Adam et eve v1120</text:p>
      <text:p text:style-name="P12">- <text:span text:style-name="T8">annonce au bergers, babylone, pesée des âmes, Samson terrassement le lion, Samson et Dalila, le tien par les cheveux, et la servante coupe cheveux, les saintes femmes aux tombeaux</text:span></text:p>
      <text:p text:style-name="P12"/>
      <text:p text:style-name="P12"/>
      <text:p text:style-name="P9">Portails et façades : le déploiement des images sur le monument </text:p>
      <text:p text:style-name="P9"/>
      <text:p text:style-name="P13">Sculpture romane : colonise plusieurs espace, élments architecturaux surtout quand ils ont une signification importante comme le chapiteau et le portail. </text:p>
      <text:p text:style-name="P14">Le portails : comme si on rentrait dans « le ciel » : symbolique </text:p>
      <text:p text:style-name="P14"/>
      <text:p text:style-name="P20"><draw:custom-shape text:anchor-type="paragraph" draw:z-index="0" draw:name="Forme1" draw:style-name="gr1" svg:width="0.742cm" svg:height="0.742cm" svg:x="-0.998cm" svg:y="0.085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→ Saint Cenis-des-Fontaines </text:p>
      <text:p text:style-name="P13">avec deux anges, christ en gloire dans une mandrole + apôtre avec des personnages sous des arcades </text:p>
      <text:p text:style-name="P13">= les corps épouse les arcades </text:p>
      <text:p text:style-name="P13">- lois du cadre : les personnages se plient à l’espace auquel ils sont intégré : le christ peut déborder mais pas le Christ.</text:p>
      <text:p text:style-name="P13">Sculpture traditionnelle en bas relief, en<text:span text:style-name="T9"> faible relief = </text:span><text:span text:style-name="T11">méplat </text:span></text:p>
      <text:p text:style-name="P20"><draw:custom-shape text:anchor-type="paragraph" draw:z-index="1" draw:name="Forme2" draw:style-name="gr1" svg:width="0.742cm" svg:height="0.742cm" svg:x="-0.945cm" svg:y="0.205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→ Saint André de Sorècle 1020 </text:p>
      <text:p text:style-name="P16">-même atelier </text:p>
      <text:p text:style-name="P16"/>
      <text:p text:style-name="P19">Grand tympan </text:p>
      <text:p text:style-name="P13">→ Saint Sernin de Toulouse Porte des Comtes 1080 </text:p>
      <text:p text:style-name="P13">→<text:span text:style-name="T14"> prieurale de Saint Fortun de Charlieu, portail occidental 1100</text:span></text:p>
      <text:p text:style-name="P13">→<text:span text:style-name="T14"> Abbatiale de saint sever </text:span></text:p>
      <text:p text:style-name="P13"><draw:custom-shape text:anchor-type="paragraph" draw:z-index="2" draw:name="Forme3" draw:style-name="gr2" svg:width="0.768cm" svg:height="0.768cm" svg:x="-1.104cm" svg:y="0.42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20">→<text:span text:style-name="T14"> Saint Sernin de Toulouse Morte de Miégevile 1110</text:span></text:p>
      <text:p text:style-name="P13"/>
      <text:p text:style-name="P18">scène de l’ascension du christ : Christ + grand, taille se réduit +<text:span text:style-name="T13"> LOIS DU CADRE</text:span><text:span text:style-name="T15"> (les personnages sont fait en fonction du tympan) </text:span></text:p>
      <text:p text:style-name="P18"><text:span text:style-name="T13"/></text:p>
      <text:p text:style-name="P21"><draw:custom-shape text:anchor-type="paragraph" draw:z-index="3" draw:name="Forme4" draw:style-name="gr3" svg:width="0.689cm" svg:height="0.689cm" svg:x="-0.972cm" svg:y="0.143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→<text:span text:style-name="T16"> Sainte-Foy de Conques, portail occidental 1120 </text:span></text:p>
      <text:p text:style-name="P15"><text:span text:style-name="T17">Christ Glorieux, cortège des élus, église représenté par un prélat </text:span></text:p>
      <text:p text:style-name="P15"><text:span text:style-name="T17"/></text:p>
      <text:p text:style-name="P24"><draw:custom-shape text:anchor-type="paragraph" draw:z-index="4" draw:name="Forme5" draw:style-name="gr2" svg:width="0.768cm" svg:height="0.768cm" svg:x="-0.998cm" svg:y="0.189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→ Abbaye de Moissac, portail occidental ((ouvert au sud du porche) 1120 1130 </text:p>
      <text:p text:style-name="P15"><text:span text:style-name="T17">sculpture sur le tympan+trumeau (lois du cadre, forme extraordinaire posture dansante) <text:s/>+ piédroit du portail(figure de Saint Pierre et Saint Paul)+ ébrasement (thème moralisation : Lazar et le mauvais riche + incarnation du Christ, fuite en Egypte, adoration des mages) </text:span></text:p>
      <text:p text:style-name="P15"><text:span text:style-name="T17"/></text:p>
      <text:p text:style-name="P15"><text:span text:style-name="T17">→ Souillac </text:span></text:p>
      <text:p text:style-name="P22"><text:span text:style-name="T17"/></text:p>
      <text:p text:style-name="P15"><draw:custom-shape text:anchor-type="paragraph" draw:z-index="5" draw:name="Forme6" draw:style-name="gr4" svg:width="0.9cm" svg:height="0.9cm" svg:x="-1.104cm" svg:y="0.074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T10">→</text:span><text:span text:style-name="T12"> Abbaye Aulnay église saint pierre 1120 1140 </text:span><text:span text:style-name="T19">ensemble de vousure</text:span></text:p>
      <text:p text:style-name="P15"><text:soft-page-break/><text:span text:style-name="T18">- âne qui joue de la lyre : musique exalte le chant vers dieu mais ici la musique est détourné vers le diable : la pire des distorsion du monde : âme d’une pêcheur : ne doit pas faire une action humaine</text:span></text:p>
      <text:p text:style-name="P15"><text:span text:style-name="T18"/></text:p>
      <text:p text:style-name="P22"><draw:custom-shape text:anchor-type="paragraph" draw:z-index="6" draw:name="Forme7" draw:style-name="gr2" svg:width="0.768cm" svg:height="0.768cm" svg:x="-1.289cm" svg:y="0.168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pan text:style-name="T19">→ Angoulême , façade occidental </text:span></text:p>
      <text:p text:style-name="P22"/>
      <text:p text:style-name="P23">bcp de personnages en haut relief </text:p>
      <text:p text:style-name="P23"/>
      <text:p text:style-name="P23"><draw:custom-shape text:anchor-type="paragraph" draw:z-index="7" draw:name="Forme8" draw:style-name="gr2" svg:width="0.768cm" svg:height="0.768cm" svg:x="-1.025cm" svg:y="0.145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→<text:span text:style-name="T20"> Poitiers, collégiale Notre Dame la Grande de Poitiers façade occidental 1125 1130 : épisode de la naissance </text:span></text:p>
      <text:p text:style-name="P23"/>
      <text:p text:style-name="P17">→ statue colonnes du cloitre de la cathédrale saint etienne de toulouse (musée des augustin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8:33:48.030000000</meta:creation-date>
    <dc:date>2017-12-12T10:29:21.876000000</dc:date>
    <meta:editing-duration>PT22M5S</meta:editing-duration>
    <meta:editing-cycles>7</meta:editing-cycles>
    <meta:generator>LibreOffice/5.4.1.2$Windows_X86_64 LibreOffice_project/ea7cb86e6eeb2bf3a5af73a8f7777ac570321527</meta:generator>
    <meta:document-statistic meta:table-count="0" meta:image-count="0" meta:object-count="0" meta:page-count="3" meta:paragraph-count="67" meta:word-count="686" meta:character-count="4090" meta:non-whitespace-character-count="3414"/>
  </office:meta>
</office:document-meta>
</file>